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02">
            <text:p>102</text:p>
          </table:table-cell>
          <table:table-cell office:value-type="float" office:value="9.93497">
            <text:p>9.934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.81294">
            <text:p>9.81294</text:p>
          </table:table-cell>
          <table:table-cell office:value-type="float" office:value="1.37755">
            <text:p>1.37755</text:p>
          </table:table-cell>
          <table:table-cell office:value-type="string">
            <text:p>Avgsharp</text:p>
          </table:table-cell>
          <table:table-cell table:formula="of:=AVERAGE([.B2:.B63])" office:value-type="float" office:value="259.354838709677">
            <text:p>259.3548387097</text:p>
          </table:table-cell>
          <table:table-cell table:formula="of:=AVERAGE([.C2:.C63])" office:value-type="float" office:value="159.41935483871">
            <text:p>159.4193548387</text:p>
          </table:table-cell>
          <table:table-cell table:formula="of:=AVERAGE([.D2:.D63])" office:value-type="float" office:value="9.80095564516129">
            <text:p>9.8009556452</text:p>
          </table:table-cell>
          <table:table-cell table:formula="of:=AVERAGE([.E2:.E63])" office:value-type="float" office:value="4.99856080645161">
            <text:p>4.998560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0">
            <text:p>230</text:p>
          </table:table-cell>
          <table:table-cell office:value-type="float" office:value="89">
            <text:p>89</text:p>
          </table:table-cell>
          <table:table-cell office:value-type="float" office:value="9.95049">
            <text:p>9.95049</text:p>
          </table:table-cell>
          <table:table-cell office:value-type="float" office:value="5.39541">
            <text:p>5.39541</text:p>
          </table:table-cell>
          <table:table-cell office:value-type="string">
            <text:p>Avgblur</text:p>
          </table:table-cell>
          <table:table-cell table:formula="of:=AVERAGE([.G2:.G63])" office:value-type="float" office:value="327.887096774194">
            <text:p>327.8870967742</text:p>
          </table:table-cell>
          <table:table-cell table:formula="of:=AVERAGE([.H2:.H63])" office:value-type="float" office:value="227.354838709677">
            <text:p>227.3548387097</text:p>
          </table:table-cell>
          <table:table-cell table:formula="of:=AVERAGE([.I2:.I63])" office:value-type="float" office:value="9.54531903225806">
            <text:p>9.5453190323</text:p>
          </table:table-cell>
          <table:table-cell table:formula="of:=AVERAGE([.J2:.J63])" office:value-type="float" office:value="2.18338475806452">
            <text:p>2.18338475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158">
            <text:p>158</text:p>
          </table:table-cell>
          <table:table-cell office:value-type="float" office:value="9.84398">
            <text:p>9.8439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2">
            <text:p>382</text:p>
          </table:table-cell>
          <table:table-cell office:value-type="float" office:value="246">
            <text:p>246</text:p>
          </table:table-cell>
          <table:table-cell office:value-type="float" office:value="9.62177">
            <text:p>9.62177</text:p>
          </table:table-cell>
          <table:table-cell office:value-type="float" office:value="2.65306">
            <text:p>2.653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219">
            <text:p>219</text:p>
          </table:table-cell>
          <table:table-cell office:value-type="float" office:value="9.70024">
            <text:p>9.700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07">
            <text:p>507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1.37755">
            <text:p>1.37755</text:p>
          </table:table-cell>
          <table:table-cell office:value-type="string">
            <text:p>Dev</text:p>
          </table:table-cell>
          <table:table-cell table:formula="of:=STDEV([.B2:.B63])" office:value-type="float" office:value="89.680689804127">
            <text:p>89.6806898041</text:p>
          </table:table-cell>
          <table:table-cell table:formula="of:=STDEV([.C2:.C63])" office:value-type="float" office:value="80.8561865161696">
            <text:p>80.8561865162</text:p>
          </table:table-cell>
          <table:table-cell table:formula="of:=STDEV([.D2:.D63])" office:value-type="float" office:value="0.197317946601966">
            <text:p>0.1973179466</text:p>
          </table:table-cell>
          <table:table-cell table:formula="of:=STDEV([.E2:.E63])" office:value-type="float" office:value="1.0717556409566">
            <text:p>1.0717556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5">
            <text:p>495</text:p>
          </table:table-cell>
          <table:table-cell office:value-type="float" office:value="335">
            <text:p>335</text:p>
          </table:table-cell>
          <table:table-cell office:value-type="float" office:value="9.29859">
            <text:p>9.29859</text:p>
          </table:table-cell>
          <table:table-cell office:value-type="float" office:value="1.37755">
            <text:p>1.37755</text:p>
          </table:table-cell>
          <table:table-cell/>
          <table:table-cell table:style-name="ce2" table:formula="of:=STDEV([.G2:.G63])" office:value-type="float" office:value="81.3920092824822">
            <text:p>81.3920092825</text:p>
          </table:table-cell>
          <table:table-cell table:style-name="ce2" table:formula="of:=STDEV([.H2:.H63])" office:value-type="float" office:value="146.299613613352">
            <text:p>146.2996136134</text:p>
          </table:table-cell>
          <table:table-cell table:style-name="ce2" table:formula="of:=STDEV([.I2:.I63])" office:value-type="float" office:value="1.03626532527133">
            <text:p>1.0362653253</text:p>
          </table:table-cell>
          <table:table-cell table:style-name="ce2" table:formula="of:=STDEV([.J2:.J63])" office:value-type="float" office:value="1.34116040424139">
            <text:p>1.3411604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89">
            <text:p>28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184">
            <text:p>184</text:p>
          </table:table-cell>
          <table:table-cell office:value-type="float" office:value="9.7884">
            <text:p>9.788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38">
            <text:p>338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8">
            <text:p>328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192">
            <text:p>192</text:p>
          </table:table-cell>
          <table:table-cell office:value-type="float" office:value="9.7696">
            <text:p>9.769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76">
            <text:p>476</text:p>
          </table:table-cell>
          <table:table-cell office:value-type="float" office:value="327">
            <text:p>327</text:p>
          </table:table-cell>
          <table:table-cell office:value-type="float" office:value="9.33169">
            <text:p>9.33169</text:p>
          </table:table-cell>
          <table:table-cell office:value-type="float" office:value="1.37755">
            <text:p>1.3775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9.98844">
            <text:p>9.988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10">
            <text:p>410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  <table:table-cell office:value-type="float" office:value="9.92437">
            <text:p>9.9243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45">
            <text:p>245</text:p>
          </table:table-cell>
          <table:table-cell office:value-type="float" office:value="148">
            <text:p>148</text:p>
          </table:table-cell>
          <table:table-cell office:value-type="float" office:value="9.8631">
            <text:p>9.8631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6">
            <text:p>316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EDGE_SIZE 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 office:value-type="float" office:value="9.17644">
            <text:p>9.1764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72">
            <text:p>272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82">
            <text:p>282</text:p>
          </table:table-cell>
          <table:table-cell office:value-type="float" office:value="169">
            <text:p>169</text:p>
          </table:table-cell>
          <table:table-cell office:value-type="float" office:value="9.82149">
            <text:p>9.8214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">
            <text:p>196</text:p>
          </table:table-cell>
          <table:table-cell office:value-type="float" office:value="132">
            <text:p>132</text:p>
          </table:table-cell>
          <table:table-cell office:value-type="float" office:value="9.8911">
            <text:p>9.89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57">
            <text:p>357</text:p>
          </table:table-cell>
          <table:table-cell office:value-type="float" office:value="129">
            <text:p>129</text:p>
          </table:table-cell>
          <table:table-cell office:value-type="float" office:value="9.89599">
            <text:p>9.895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3">
            <text:p>263</text:p>
          </table:table-cell>
          <table:table-cell office:value-type="float" office:value="120">
            <text:p>120</text:p>
          </table:table-cell>
          <table:table-cell office:value-type="float" office:value="9.91">
            <text:p>9.91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1">
            <text:p>291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8">
            <text:p>378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7">
            <text:p>277</text:p>
          </table:table-cell>
          <table:table-cell office:value-type="float" office:value="237">
            <text:p>237</text:p>
          </table:table-cell>
          <table:table-cell office:value-type="float" office:value="9.64894">
            <text:p>9.6489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2">
            <text:p>352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310">
            <text:p>310</text:p>
          </table:table-cell>
          <table:table-cell office:value-type="float" office:value="9.39937">
            <text:p>9.399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43">
            <text:p>243</text:p>
          </table:table-cell>
          <table:table-cell office:value-type="float" office:value="9.63094">
            <text:p>9.630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9.42619">
            <text:p>9.4261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71">
            <text:p>371</text:p>
          </table:table-cell>
          <table:table-cell office:value-type="float" office:value="240">
            <text:p>240</text:p>
          </table:table-cell>
          <table:table-cell office:value-type="float" office:value="9.64">
            <text:p>9.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 office:value-type="float" office:value="267">
            <text:p>267</text:p>
          </table:table-cell>
          <table:table-cell office:value-type="float" office:value="9.55444">
            <text:p>9.554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2">
            <text:p>392</text:p>
          </table:table-cell>
          <table:table-cell office:value-type="float" office:value="315">
            <text:p>315</text:p>
          </table:table-cell>
          <table:table-cell office:value-type="float" office:value="9.37984">
            <text:p>9.379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77">
            <text:p>377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1.37755">
            <text:p>1.37755</text:p>
          </table:table-cell>
          <table:table-cell>
            <draw:frame table:end-cell-address="'1'.T46" table:end-x="0.8559in" table:end-y="0.1213in" draw:z-index="0" draw:style-name="gr1" svg:width="8.2445in" svg:height="3.8339in" svg:x="0.7524in" svg:y="0.0071in">
              <draw:object draw:notify-on-update-of-ranges="'1'.A1:'1'.A63 '1'.A2:'1'.A81 '1'.A1:'1'.A1 '1'.D1:'1'.D63 '1'.A2:'1'.A81 '1'.F1:'1'.F1 '1'.I2:'1'.I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2">
            <text:p>452</text:p>
          </table:table-cell>
          <table:table-cell office:value-type="float" office:value="268">
            <text:p>268</text:p>
          </table:table-cell>
          <table:table-cell office:value-type="float" office:value="9.5511">
            <text:p>9.55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8">
            <text:p>338</text:p>
          </table:table-cell>
          <table:table-cell office:value-type="float" office:value="230">
            <text:p>230</text:p>
          </table:table-cell>
          <table:table-cell office:value-type="float" office:value="9.66938">
            <text:p>9.6693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6">
            <text:p>266</text:p>
          </table:table-cell>
          <table:table-cell office:value-type="float" office:value="77">
            <text:p>77</text:p>
          </table:table-cell>
          <table:table-cell office:value-type="float" office:value="9.96294">
            <text:p>9.962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05">
            <text:p>305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64">
            <text:p>164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60">
            <text:p>460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7">
            <text:p>317</text:p>
          </table:table-cell>
          <table:table-cell office:value-type="float" office:value="224">
            <text:p>224</text:p>
          </table:table-cell>
          <table:table-cell office:value-type="float" office:value="9.6864">
            <text:p>9.68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58">
            <text:p>158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3">
            <text:p>283</text:p>
          </table:table-cell>
          <table:table-cell office:value-type="float" office:value="113">
            <text:p>113</text:p>
          </table:table-cell>
          <table:table-cell office:value-type="float" office:value="9.92019">
            <text:p>9.9201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95">
            <text:p>395</text:p>
          </table:table-cell>
          <table:table-cell office:value-type="float" office:value="1145">
            <text:p>1145</text:p>
          </table:table-cell>
          <table:table-cell office:value-type="float" office:value="1.80609">
            <text:p>1.806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9">
            <text:p>319</text:p>
          </table:table-cell>
          <table:table-cell office:value-type="float" office:value="128">
            <text:p>128</text:p>
          </table:table-cell>
          <table:table-cell office:value-type="float" office:value="9.8976">
            <text:p>9.897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64">
            <text:p>264</text:p>
          </table:table-cell>
          <table:table-cell office:value-type="float" office:value="66">
            <text:p>66</text:p>
          </table:table-cell>
          <table:table-cell office:value-type="float" office:value="9.97278">
            <text:p>9.972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9">
            <text:p>32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.98438">
            <text:p>9.98438</text:p>
          </table:table-cell>
          <table:table-cell office:value-type="float" office:value="5.39541">
            <text:p>5.39541</text:p>
          </table:table-cell>
          <table:table-cell/>
          <table:table-cell table:number-columns-repeated="2" office:value-type="float" office:value="278">
            <text:p>278</text:p>
          </table:table-cell>
          <table:table-cell office:value-type="float" office:value="9.51698">
            <text:p>9.516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9.9856">
            <text:p>9.985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0">
            <text:p>330</text:p>
          </table:table-cell>
          <table:table-cell office:value-type="float" office:value="160">
            <text:p>160</text:p>
          </table:table-cell>
          <table:table-cell office:value-type="float" office:value="9.84">
            <text:p>9.84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106">
            <text:p>106</text:p>
          </table:table-cell>
          <table:table-cell office:value-type="float" office:value="9.92978">
            <text:p>9.929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2">
            <text:p>332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">
            <text:p>372</text:p>
          </table:table-cell>
          <table:table-cell office:value-type="float" office:value="443">
            <text:p>443</text:p>
          </table:table-cell>
          <table:table-cell office:value-type="float" office:value="8.77344">
            <text:p>8.773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3">
            <text:p>293</text:p>
          </table:table-cell>
          <table:table-cell office:value-type="float" office:value="228">
            <text:p>228</text:p>
          </table:table-cell>
          <table:table-cell office:value-type="float" office:value="9.6751">
            <text:p>9.675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8">
            <text:p>458</text:p>
          </table:table-cell>
          <table:table-cell office:value-type="float" office:value="326">
            <text:p>326</text:p>
          </table:table-cell>
          <table:table-cell office:value-type="float" office:value="9.33578">
            <text:p>9.335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8">
            <text:p>378</text:p>
          </table:table-cell>
          <table:table-cell office:value-type="float" office:value="227">
            <text:p>227</text:p>
          </table:table-cell>
          <table:table-cell office:value-type="float" office:value="9.67794">
            <text:p>9.6779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float" office:value="67">
            <text:p>67</text:p>
          </table:table-cell>
          <table:table-cell office:value-type="float" office:value="9.97194">
            <text:p>9.971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32">
            <text:p>232</text:p>
          </table:table-cell>
          <table:table-cell office:value-type="float" office:value="9.6636">
            <text:p>9.6636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4">
            <text:p>264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2">
            <text:p>392</text:p>
          </table:table-cell>
          <table:table-cell office:value-type="float" office:value="273">
            <text:p>273</text:p>
          </table:table-cell>
          <table:table-cell office:value-type="float" office:value="9.53419">
            <text:p>9.534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9.95484">
            <text:p>9.954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67">
            <text:p>36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5">
            <text:p>345</text:p>
          </table:table-cell>
          <table:table-cell office:value-type="float" office:value="204">
            <text:p>204</text:p>
          </table:table-cell>
          <table:table-cell office:value-type="float" office:value="9.7399">
            <text:p>9.7399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9">
            <text:p>299</text:p>
          </table:table-cell>
          <table:table-cell office:value-type="float" office:value="220">
            <text:p>220</text:p>
          </table:table-cell>
          <table:table-cell office:value-type="float" office:value="9.6975">
            <text:p>9.6975</text:p>
          </table:table-cell>
          <table:table-cell office:value-type="float" office:value="0.701531">
            <text:p>0.701531</text:p>
          </table:table-cell>
          <table:table-cell>
            <draw:frame table:end-cell-address="'1'.T69" table:end-x="0.6933in" table:end-y="0.1213in" draw:z-index="1" draw:style-name="gr1" svg:width="8.2445in" svg:height="3.8339in" svg:x="0.5898in" svg:y="0.0071in">
              <draw:object draw:notify-on-update-of-ranges="'1'.A1:'1'.A63 '1'.A2:'1'.A81 '1'.A1:'1'.A1 '1'.E2:'1'.E63 '1'.A2:'1'.A81 '1'.F1:'1'.F1 '1'.J2:'1'.J8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3">
            <text:p>263</text:p>
          </table:table-cell>
          <table:table-cell office:value-type="float" office:value="212">
            <text:p>212</text:p>
          </table:table-cell>
          <table:table-cell office:value-type="float" office:value="9.7191">
            <text:p>9.7191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8">
            <text:p>318</text:p>
          </table:table-cell>
          <table:table-cell office:value-type="float" office:value="247">
            <text:p>247</text:p>
          </table:table-cell>
          <table:table-cell office:value-type="float" office:value="9.61869">
            <text:p>9.618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04">
            <text:p>20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37">
            <text:p>237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23">
            <text:p>323</text:p>
          </table:table-cell>
          <table:table-cell office:value-type="float" office:value="167">
            <text:p>167</text:p>
          </table:table-cell>
          <table:table-cell office:value-type="float" office:value="9.82569">
            <text:p>9.8256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2">
            <text:p>382</text:p>
          </table:table-cell>
          <table:table-cell office:value-type="float" office:value="157">
            <text:p>157</text:p>
          </table:table-cell>
          <table:table-cell office:value-type="float" office:value="9.84594">
            <text:p>9.8459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3">
            <text:p>183</text:p>
          </table:table-cell>
          <table:table-cell office:value-type="float" office:value="60">
            <text:p>60</text:p>
          </table:table-cell>
          <table:table-cell office:value-type="float" office:value="9.9775">
            <text:p>9.97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9.44124">
            <text:p>9.4412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64">
            <text:p>264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">
            <text:p>356</text:p>
          </table:table-cell>
          <table:table-cell office:value-type="float" office:value="280">
            <text:p>280</text:p>
          </table:table-cell>
          <table:table-cell office:value-type="float" office:value="9.51">
            <text:p>9.51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8">
            <text:p>228</text:p>
          </table:table-cell>
          <table:table-cell office:value-type="float" office:value="91">
            <text:p>91</text:p>
          </table:table-cell>
          <table:table-cell office:value-type="float" office:value="9.94824">
            <text:p>9.948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14">
            <text:p>314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2">
            <text:p>352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14">
            <text:p>314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42">
            <text:p>442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80">
            <text:p>480</text:p>
          </table:table-cell>
          <table:table-cell office:value-type="float" office:value="465">
            <text:p>465</text:p>
          </table:table-cell>
          <table:table-cell office:value-type="float" office:value="8.64859">
            <text:p>8.6485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5">
            <text:p>365</text:p>
          </table:table-cell>
          <table:table-cell office:value-type="float" office:value="361">
            <text:p>361</text:p>
          </table:table-cell>
          <table:table-cell office:value-type="float" office:value="9.18549">
            <text:p>9.18549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437">
            <text:p>437</text:p>
          </table:table-cell>
          <table:table-cell office:value-type="float" office:value="229">
            <text:p>229</text:p>
          </table:table-cell>
          <table:table-cell office:value-type="float" office:value="9.67224">
            <text:p>9.672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510">
            <text:p>510</text:p>
          </table:table-cell>
          <table:table-cell office:value-type="float" office:value="328">
            <text:p>328</text:p>
          </table:table-cell>
          <table:table-cell office:value-type="float" office:value="9.3276">
            <text:p>9.3276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435">
            <text:p>435</text:p>
          </table:table-cell>
          <table:table-cell office:value-type="float" office:value="8.81734">
            <text:p>8.817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9.97824">
            <text:p>9.978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3">
            <text:p>313</text:p>
          </table:table-cell>
          <table:table-cell office:value-type="float" office:value="182">
            <text:p>182</text:p>
          </table:table-cell>
          <table:table-cell office:value-type="float" office:value="9.79298">
            <text:p>9.792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190">
            <text:p>190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3">
            <text:p>393</text:p>
          </table:table-cell>
          <table:table-cell office:value-type="float" office:value="308">
            <text:p>308</text:p>
          </table:table-cell>
          <table:table-cell office:value-type="float" office:value="9.4071">
            <text:p>9.407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382">
            <text:p>382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03">
            <text:p>403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559">
            <text:p>55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317">
            <text:p>317</text:p>
          </table:table-cell>
          <table:table-cell office:value-type="float" office:value="147">
            <text:p>147</text:p>
          </table:table-cell>
          <table:table-cell office:value-type="float" office:value="9.86494">
            <text:p>9.864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331">
            <text:p>33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3">
            <text:p>523</text:p>
          </table:table-cell>
          <table:table-cell office:value-type="float" office:value="286">
            <text:p>286</text:p>
          </table:table-cell>
          <table:table-cell office:value-type="float" office:value="9.48878">
            <text:p>9.48878</text:p>
          </table:table-cell>
          <table:table-cell office:value-type="float" office:value="3.25255">
            <text:p>3.25255</text:p>
          </table:table-cell>
          <table:table-cell>
            <draw:frame table:end-cell-address="'1'.T92" table:end-x="0.7043in" table:end-y="0.1524in" draw:z-index="2" draw:style-name="gr1" svg:width="8.2445in" svg:height="3.8339in" svg:x="0.6008in" svg:y="0.0382in">
              <draw:object draw:notify-on-update-of-ranges="'1'.A1:'1'.A63 '1'.A2:'1'.A81 '1'.A1:'1'.A1 '1'.B2:'1'.B63 '1'.A2:'1'.A81 '1'.F1:'1'.F1 '1'.G2:'1'.G8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233">
            <text:p>233</text:p>
          </table:table-cell>
          <table:table-cell office:value-type="float" office:value="172">
            <text:p>172</text:p>
          </table:table-cell>
          <table:table-cell office:value-type="float" office:value="9.8151">
            <text:p>9.815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266">
            <text:p>266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94">
            <text:p>294</text:p>
          </table:table-cell>
          <table:table-cell office:value-type="float" office:value="186">
            <text:p>186</text:p>
          </table:table-cell>
          <table:table-cell office:value-type="float" office:value="9.78378">
            <text:p>9.783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184">
            <text:p>184</text:p>
          </table:table-cell>
          <table:table-cell office:value-type="float" office:value="123">
            <text:p>123</text:p>
          </table:table-cell>
          <table:table-cell office:value-type="float" office:value="9.90544">
            <text:p>9.9054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15">
            <text:p>415</text:p>
          </table:table-cell>
          <table:table-cell office:value-type="float" office:value="312">
            <text:p>312</text:p>
          </table:table-cell>
          <table:table-cell office:value-type="float" office:value="9.3916">
            <text:p>9.3916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413">
            <text:p>41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  <table:table-cell office:value-type="float" office:value="9.06394">
            <text:p>9.0639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356">
            <text:p>356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196">
            <text:p>196</text:p>
          </table:table-cell>
          <table:table-cell office:value-type="float" office:value="9.7599">
            <text:p>9.759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347">
            <text:p>347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2.65306">
            <text:p>2.6530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255">
            <text:p>255</text:p>
          </table:table-cell>
          <table:table-cell office:value-type="float" office:value="9.7399">
            <text:p>9.739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office:value-type="string">
            <text:p>Avgsharp</text:p>
          </table:table-cell>
          <table:table-cell table:formula="of:=AVERAGE([.B2:.B63])" office:value-type="float" office:value="826.774193548387">
            <text:p>826.7741935484</text:p>
          </table:table-cell>
          <table:table-cell table:formula="of:=AVERAGE([.C2:.C63])" office:value-type="float" office:value="412.564516129032">
            <text:p>412.564516129</text:p>
          </table:table-cell>
          <table:table-cell table:formula="of:=AVERAGE([.D2:.D63])" office:value-type="float" office:value="9.19523645161291">
            <text:p>9.1952364516</text:p>
          </table:table-cell>
          <table:table-cell table:formula="of:=AVERAGE([.E2:.E63])" office:value-type="float" office:value="4.73934419354839">
            <text:p>4.7393441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303">
            <text:p>303</text:p>
          </table:table-cell>
          <table:table-cell office:value-type="float" office:value="9.63276">
            <text:p>9.6327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office:value-type="string">
            <text:p>Avgblur</text:p>
          </table:table-cell>
          <table:table-cell table:formula="of:=AVERAGE([.G2:.G63])" office:value-type="float" office:value="339.951612903226">
            <text:p>339.9516129032</text:p>
          </table:table-cell>
          <table:table-cell table:formula="of:=AVERAGE([.H2:.H63])" office:value-type="float" office:value="166.612903225806">
            <text:p>166.6129032258</text:p>
          </table:table-cell>
          <table:table-cell table:formula="of:=AVERAGE([.I2:.I63])" office:value-type="float" office:value="9.78231532258065">
            <text:p>9.7823153226</text:p>
          </table:table-cell>
          <table:table-cell table:formula="of:=AVERAGE([.J2:.J63])" office:value-type="float" office:value="4.21812129032258">
            <text:p>4.2181212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431">
            <text:p>431</text:p>
          </table:table-cell>
          <table:table-cell office:value-type="float" office:value="9.25696">
            <text:p>9.2569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486">
            <text:p>486</text:p>
          </table:table-cell>
          <table:table-cell office:value-type="float" office:value="9.05522">
            <text:p>9.0552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office:value-type="string">
            <text:p>Dev</text:p>
          </table:table-cell>
          <table:table-cell table:formula="of:=STDEV([.B2:.B63])" office:value-type="float" office:value="265.616784191852">
            <text:p>265.6167841919</text:p>
          </table:table-cell>
          <table:table-cell table:formula="of:=STDEV([.C2:.C63])" office:value-type="float" office:value="177.452152033266">
            <text:p>177.4521520333</text:p>
          </table:table-cell>
          <table:table-cell table:formula="of:=STDEV([.D2:.D63])" office:value-type="float" office:value="0.708345548272659">
            <text:p>0.7083455483</text:p>
          </table:table-cell>
          <table:table-cell table:formula="of:=STDEV([.E2:.E63])" office:value-type="float" office:value="1.07032799503206">
            <text:p>1.0703279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  <table:table-cell office:value-type="float" office:value="9.41324">
            <text:p>9.413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/>
          <table:table-cell table:style-name="ce2" table:formula="of:=STDEV([.G2:.G63])" office:value-type="float" office:value="119.138220790364">
            <text:p>119.1382207904</text:p>
          </table:table-cell>
          <table:table-cell table:style-name="ce2" table:formula="of:=STDEV([.H2:.H63])" office:value-type="float" office:value="84.7660918208493">
            <text:p>84.7660918208</text:p>
          </table:table-cell>
          <table:table-cell table:style-name="ce2" table:formula="of:=STDEV([.I2:.I63])" office:value-type="float" office:value="0.251969378738817">
            <text:p>0.2519693787</text:p>
          </table:table-cell>
          <table:table-cell table:style-name="ce2" table:formula="of:=STDEV([.J2:.J63])" office:value-type="float" office:value="1.09622817324438">
            <text:p>1.09622817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  <table:table-cell office:value-type="float" office:value="9.95506">
            <text:p>9.955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9">
            <text:p>959</text:p>
          </table:table-cell>
          <table:table-cell office:value-type="float" office:value="440">
            <text:p>440</text:p>
          </table:table-cell>
          <table:table-cell office:value-type="float" office:value="9.2256">
            <text:p>9.22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8">
            <text:p>1288</text:p>
          </table:table-cell>
          <table:table-cell office:value-type="float" office:value="395">
            <text:p>395</text:p>
          </table:table-cell>
          <table:table-cell office:value-type="float" office:value="9.3759">
            <text:p>9.37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359">
            <text:p>359</text:p>
          </table:table-cell>
          <table:table-cell office:value-type="float" office:value="9.48448">
            <text:p>9.4844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float" office:value="153">
            <text:p>153</text:p>
          </table:table-cell>
          <table:table-cell office:value-type="float" office:value="9.90636">
            <text:p>9.9063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 office:value-type="float" office:value="390">
            <text:p>390</text:p>
          </table:table-cell>
          <table:table-cell office:value-type="float" office:value="9.3916">
            <text:p>9.39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6">
            <text:p>1046</text:p>
          </table:table-cell>
          <table:table-cell office:value-type="float" office:value="323">
            <text:p>323</text:p>
          </table:table-cell>
          <table:table-cell office:value-type="float" office:value="9.58268">
            <text:p>9.5826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SENSITIVITY_THRESHOLD 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9">
            <text:p>959</text:p>
          </table:table-cell>
          <table:table-cell office:value-type="float" office:value="388">
            <text:p>388</text:p>
          </table:table-cell>
          <table:table-cell office:value-type="float" office:value="9.39782">
            <text:p>9.3978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">
            <text:p>853</text:p>
          </table:table-cell>
          <table:table-cell office:value-type="float" office:value="828">
            <text:p>828</text:p>
          </table:table-cell>
          <table:table-cell office:value-type="float" office:value="7.25766">
            <text:p>7.2576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DIST_BETWEEN_EDGES 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2">
            <text:p>862</text:p>
          </table:table-cell>
          <table:table-cell office:value-type="float" office:value="470">
            <text:p>470</text:p>
          </table:table-cell>
          <table:table-cell office:value-type="float" office:value="9.1164">
            <text:p>9.116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8">
            <text:p>708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6">
            <text:p>836</text:p>
          </table:table-cell>
          <table:table-cell office:value-type="float" office:value="306">
            <text:p>306</text:p>
          </table:table-cell>
          <table:table-cell office:value-type="float" office:value="9.62546">
            <text:p>9.6254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345">
            <text:p>345</text:p>
          </table:table-cell>
          <table:table-cell office:value-type="float" office:value="9.5239">
            <text:p>9.523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04">
            <text:p>1104</text:p>
          </table:table-cell>
          <table:table-cell office:value-type="float" office:value="672">
            <text:p>672</text:p>
          </table:table-cell>
          <table:table-cell office:value-type="float" office:value="8.19366">
            <text:p>8.1936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96">
            <text:p>396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39844">
            <text:p>3.39844</text:p>
          </table:table-cell>
          <table:table-cell>
            <draw:frame table:end-cell-address="'2'.T42" table:end-x="0.8449in" table:end-y="0.1004in" draw:z-index="0" draw:style-name="gr1" svg:width="8.2445in" svg:height="3.8339in" svg:x="0.7413in" svg:y="0.163in">
              <draw:object draw:notify-on-update-of-ranges="'2'.A1:'2'.A63 '2'.A2:'2'.A81 '2'.A1:'2'.A1 '2'.D2:'2'.D63 '2'.A2:'2'.A81 '1'.F1:'1'.F1 '2'.I2:'2'.I8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7">
            <text:p>1207</text:p>
          </table:table-cell>
          <table:table-cell office:value-type="float" office:value="801">
            <text:p>801</text:p>
          </table:table-cell>
          <table:table-cell office:value-type="float" office:value="7.4336">
            <text:p>7.433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542">
            <text:p>542</text:p>
          </table:table-cell>
          <table:table-cell office:value-type="float" office:value="524">
            <text:p>524</text:p>
          </table:table-cell>
          <table:table-cell office:value-type="float" office:value="8.2839">
            <text:p>8.28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2">
            <text:p>862</text:p>
          </table:table-cell>
          <table:table-cell office:value-type="float" office:value="430">
            <text:p>430</text:p>
          </table:table-cell>
          <table:table-cell office:value-type="float" office:value="9.2604">
            <text:p>9.26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75">
            <text:p>775</text:p>
          </table:table-cell>
          <table:table-cell office:value-type="float" office:value="326">
            <text:p>326</text:p>
          </table:table-cell>
          <table:table-cell office:value-type="float" office:value="9.5749">
            <text:p>9.57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66">
            <text:p>966</text:p>
          </table:table-cell>
          <table:table-cell office:value-type="float" office:value="462">
            <text:p>462</text:p>
          </table:table-cell>
          <table:table-cell office:value-type="float" office:value="9.14622">
            <text:p>9.14622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1">
            <text:p>321</text:p>
          </table:table-cell>
          <table:table-cell office:value-type="float" office:value="262">
            <text:p>262</text:p>
          </table:table-cell>
          <table:table-cell office:value-type="float" office:value="9.57098">
            <text:p>9.5709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9">
            <text:p>729</text:p>
          </table:table-cell>
          <table:table-cell office:value-type="float" office:value="329">
            <text:p>329</text:p>
          </table:table-cell>
          <table:table-cell office:value-type="float" office:value="9.56704">
            <text:p>9.567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9">
            <text:p>259</text:p>
          </table:table-cell>
          <table:table-cell office:value-type="float" office:value="135">
            <text:p>135</text:p>
          </table:table-cell>
          <table:table-cell office:value-type="float" office:value="9.88609">
            <text:p>9.88609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8.37182">
            <text:p>8.37182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24">
            <text:p>224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6">
            <text:p>1346</text:p>
          </table:table-cell>
          <table:table-cell office:value-type="float" office:value="551">
            <text:p>551</text:p>
          </table:table-cell>
          <table:table-cell office:value-type="float" office:value="8.7856">
            <text:p>8.78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90">
            <text:p>290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485">
            <text:p>485</text:p>
          </table:table-cell>
          <table:table-cell office:value-type="float" office:value="9.0591">
            <text:p>9.05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4">
            <text:p>314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5">
            <text:p>495</text:p>
          </table:table-cell>
          <table:table-cell office:value-type="float" office:value="184">
            <text:p>184</text:p>
          </table:table-cell>
          <table:table-cell office:value-type="float" office:value="9.86458">
            <text:p>9.8645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65">
            <text:p>265</text:p>
          </table:table-cell>
          <table:table-cell office:value-type="float" office:value="74">
            <text:p>74</text:p>
          </table:table-cell>
          <table:table-cell office:value-type="float" office:value="9.96577">
            <text:p>9.96577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381">
            <text:p>381</text:p>
          </table:table-cell>
          <table:table-cell office:value-type="float" office:value="9.41936">
            <text:p>9.4193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73">
            <text:p>173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490">
            <text:p>490</text:p>
          </table:table-cell>
          <table:table-cell office:value-type="float" office:value="9.0396">
            <text:p>9.03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8">
            <text:p>318</text:p>
          </table:table-cell>
          <table:table-cell office:value-type="float" office:value="239">
            <text:p>239</text:p>
          </table:table-cell>
          <table:table-cell office:value-type="float" office:value="9.64299">
            <text:p>9.642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0">
            <text:p>790</text:p>
          </table:table-cell>
          <table:table-cell office:value-type="float" office:value="362">
            <text:p>362</text:p>
          </table:table-cell>
          <table:table-cell office:value-type="float" office:value="9.47582">
            <text:p>9.4758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85">
            <text:p>285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1">
            <text:p>661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04">
            <text:p>204</text:p>
          </table:table-cell>
          <table:table-cell office:value-type="float" office:value="52">
            <text:p>52</text:p>
          </table:table-cell>
          <table:table-cell office:value-type="float" office:value="9.9831">
            <text:p>9.9831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7">
            <text:p>637</text:p>
          </table:table-cell>
          <table:table-cell office:value-type="float" office:value="225">
            <text:p>225</text:p>
          </table:table-cell>
          <table:table-cell office:value-type="float" office:value="9.7975">
            <text:p>9.79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11">
            <text:p>111</text:p>
          </table:table-cell>
          <table:table-cell office:value-type="float" office:value="9.92299">
            <text:p>9.9229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9">
            <text:p>969</text:p>
          </table:table-cell>
          <table:table-cell office:value-type="float" office:value="518">
            <text:p>518</text:p>
          </table:table-cell>
          <table:table-cell office:value-type="float" office:value="8.9267">
            <text:p>8.926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55">
            <text:p>355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1">
            <text:p>731</text:p>
          </table:table-cell>
          <table:table-cell office:value-type="float" office:value="405">
            <text:p>405</text:p>
          </table:table-cell>
          <table:table-cell office:value-type="float" office:value="9.3439">
            <text:p>9.343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6">
            <text:p>376</text:p>
          </table:table-cell>
          <table:table-cell office:value-type="float" office:value="117">
            <text:p>117</text:p>
          </table:table-cell>
          <table:table-cell office:value-type="float" office:value="9.91444">
            <text:p>9.914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355">
            <text:p>355</text:p>
          </table:table-cell>
          <table:table-cell office:value-type="float" office:value="9.4959">
            <text:p>9.495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82">
            <text:p>182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6">
            <text:p>376</text:p>
          </table:table-cell>
          <table:table-cell office:value-type="float" office:value="219">
            <text:p>219</text:p>
          </table:table-cell>
          <table:table-cell office:value-type="float" office:value="9.80816">
            <text:p>9.808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9.9676">
            <text:p>9.9676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4">
            <text:p>764</text:p>
          </table:table-cell>
          <table:table-cell office:value-type="float" office:value="235">
            <text:p>235</text:p>
          </table:table-cell>
          <table:table-cell office:value-type="float" office:value="9.7791">
            <text:p>9.77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4">
            <text:p>294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5">
            <text:p>665</text:p>
          </table:table-cell>
          <table:table-cell office:value-type="float" office:value="291">
            <text:p>291</text:p>
          </table:table-cell>
          <table:table-cell office:value-type="float" office:value="9.66128">
            <text:p>9.6612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1">
            <text:p>35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9.9014">
            <text:p>9.901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42">
            <text:p>242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86">
            <text:p>1186</text:p>
          </table:table-cell>
          <table:table-cell office:value-type="float" office:value="279">
            <text:p>279</text:p>
          </table:table-cell>
          <table:table-cell office:value-type="float" office:value="9.68864">
            <text:p>9.688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2">
            <text:p>322</text:p>
          </table:table-cell>
          <table:table-cell office:value-type="float" office:value="155">
            <text:p>155</text:p>
          </table:table-cell>
          <table:table-cell office:value-type="float" office:value="9.84984">
            <text:p>9.849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66">
            <text:p>1366</text:p>
          </table:table-cell>
          <table:table-cell office:value-type="float" office:value="777">
            <text:p>777</text:p>
          </table:table-cell>
          <table:table-cell office:value-type="float" office:value="7.58508">
            <text:p>7.5850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662">
            <text:p>662</text:p>
          </table:table-cell>
          <table:table-cell office:value-type="float" office:value="258">
            <text:p>258</text:p>
          </table:table-cell>
          <table:table-cell office:value-type="float" office:value="9.58397">
            <text:p>9.58397</text:p>
          </table:table-cell>
          <table:table-cell office:value-type="float" office:value="3.39844">
            <text:p>3.39844</text:p>
          </table:table-cell>
          <table:table-cell>
            <draw:frame table:end-cell-address="'2'.T65" table:end-x="0.6823in" table:end-y="0.1004in" draw:z-index="1" draw:style-name="gr1" svg:width="8.2445in" svg:height="3.8339in" svg:x="0.5787in" svg:y="0.163in">
              <draw:object draw:notify-on-update-of-ranges="'2'.A1:'2'.A63 '1'.A2:'1'.A81 '2'.A1:'2'.A1 '2'.E2:'2'.E63 '2'.A2:'2'.A81 '2'.F1:'2'.F1 '2'.J2:'2'.J8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17">
            <text:p>517</text:p>
          </table:table-cell>
          <table:table-cell office:value-type="float" office:value="244">
            <text:p>244</text:p>
          </table:table-cell>
          <table:table-cell office:value-type="float" office:value="9.76186">
            <text:p>9.7618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09">
            <text:p>1209</text:p>
          </table:table-cell>
          <table:table-cell office:value-type="float" office:value="313">
            <text:p>313</text:p>
          </table:table-cell>
          <table:table-cell office:value-type="float" office:value="9.60812">
            <text:p>9.6081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5">
            <text:p>355</text:p>
          </table:table-cell>
          <table:table-cell office:value-type="float" office:value="81">
            <text:p>81</text:p>
          </table:table-cell>
          <table:table-cell office:value-type="float" office:value="9.95899">
            <text:p>9.9589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18">
            <text:p>818</text:p>
          </table:table-cell>
          <table:table-cell office:value-type="float" office:value="356">
            <text:p>356</text:p>
          </table:table-cell>
          <table:table-cell office:value-type="float" office:value="9.49306">
            <text:p>9.493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53">
            <text:p>153</text:p>
          </table:table-cell>
          <table:table-cell office:value-type="float" office:value="9.85369">
            <text:p>9.853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27">
            <text:p>1027</text:p>
          </table:table-cell>
          <table:table-cell office:value-type="float" office:value="572">
            <text:p>572</text:p>
          </table:table-cell>
          <table:table-cell office:value-type="float" office:value="8.69126">
            <text:p>8.6912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503">
            <text:p>503</text:p>
          </table:table-cell>
          <table:table-cell office:value-type="float" office:value="276">
            <text:p>276</text:p>
          </table:table-cell>
          <table:table-cell office:value-type="float" office:value="9.5239">
            <text:p>9.5239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23">
            <text:p>523</text:p>
          </table:table-cell>
          <table:table-cell office:value-type="float" office:value="337">
            <text:p>337</text:p>
          </table:table-cell>
          <table:table-cell office:value-type="float" office:value="9.54572">
            <text:p>9.54572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34">
            <text:p>234</text:p>
          </table:table-cell>
          <table:table-cell office:value-type="float" office:value="116">
            <text:p>116</text:p>
          </table:table-cell>
          <table:table-cell office:value-type="float" office:value="9.9159">
            <text:p>9.91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8">
            <text:p>608</text:p>
          </table:table-cell>
          <table:table-cell office:value-type="float" office:value="438">
            <text:p>438</text:p>
          </table:table-cell>
          <table:table-cell office:value-type="float" office:value="9.23262">
            <text:p>9.2326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64">
            <text:p>1064</text:p>
          </table:table-cell>
          <table:table-cell office:value-type="float" office:value="549">
            <text:p>549</text:p>
          </table:table-cell>
          <table:table-cell office:value-type="float" office:value="8.7944">
            <text:p>8.794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482">
            <text:p>482</text:p>
          </table:table-cell>
          <table:table-cell office:value-type="float" office:value="226">
            <text:p>226</text:p>
          </table:table-cell>
          <table:table-cell office:value-type="float" office:value="9.68077">
            <text:p>9.68077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9.38534">
            <text:p>9.3853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61">
            <text:p>761</text:p>
          </table:table-cell>
          <table:table-cell office:value-type="float" office:value="331">
            <text:p>331</text:p>
          </table:table-cell>
          <table:table-cell office:value-type="float" office:value="9.56176">
            <text:p>9.5617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3">
            <text:p>353</text:p>
          </table:table-cell>
          <table:table-cell office:value-type="float" office:value="134">
            <text:p>134</text:p>
          </table:table-cell>
          <table:table-cell office:value-type="float" office:value="9.88778">
            <text:p>9.887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6">
            <text:p>576</text:p>
          </table:table-cell>
          <table:table-cell office:value-type="float" office:value="418">
            <text:p>418</text:p>
          </table:table-cell>
          <table:table-cell office:value-type="float" office:value="9.3011">
            <text:p>9.301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9.82528">
            <text:p>9.8252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4">
            <text:p>334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7">
            <text:p>1017</text:p>
          </table:table-cell>
          <table:table-cell office:value-type="float" office:value="786">
            <text:p>786</text:p>
          </table:table-cell>
          <table:table-cell office:value-type="float" office:value="7.52882">
            <text:p>7.52882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81">
            <text:p>381</text:p>
          </table:table-cell>
          <table:table-cell office:value-type="float" office:value="197">
            <text:p>197</text:p>
          </table:table-cell>
          <table:table-cell office:value-type="float" office:value="9.75744">
            <text:p>9.7574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9.0975">
            <text:p>9.09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9.32349">
            <text:p>9.323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0">
            <text:p>590</text:p>
          </table:table-cell>
          <table:table-cell office:value-type="float" office:value="269">
            <text:p>269</text:p>
          </table:table-cell>
          <table:table-cell office:value-type="float" office:value="9.71056">
            <text:p>9.7105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42">
            <text:p>942</text:p>
          </table:table-cell>
          <table:table-cell office:value-type="float" office:value="658">
            <text:p>658</text:p>
          </table:table-cell>
          <table:table-cell office:value-type="float" office:value="8.26814">
            <text:p>8.2681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69">
            <text:p>469</text:p>
          </table:table-cell>
          <table:table-cell office:value-type="float" office:value="238">
            <text:p>238</text:p>
          </table:table-cell>
          <table:table-cell office:value-type="float" office:value="9.64598">
            <text:p>9.645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16">
            <text:p>1316</text:p>
          </table:table-cell>
          <table:table-cell office:value-type="float" office:value="595">
            <text:p>595</text:p>
          </table:table-cell>
          <table:table-cell office:value-type="float" office:value="8.5839">
            <text:p>8.583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62">
            <text:p>562</text:p>
          </table:table-cell>
          <table:table-cell office:value-type="float" office:value="291">
            <text:p>291</text:p>
          </table:table-cell>
          <table:table-cell office:value-type="float" office:value="9.47074">
            <text:p>9.470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0">
            <text:p>1010</text:p>
          </table:table-cell>
          <table:table-cell office:value-type="float" office:value="720">
            <text:p>720</text:p>
          </table:table-cell>
          <table:table-cell office:value-type="float" office:value="7.9264">
            <text:p>7.926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537">
            <text:p>537</text:p>
          </table:table-cell>
          <table:table-cell office:value-type="float" office:value="298">
            <text:p>298</text:p>
          </table:table-cell>
          <table:table-cell office:value-type="float" office:value="9.44497">
            <text:p>9.4449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6.89536">
            <text:p>6.89536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36">
            <text:p>436</text:p>
          </table:table-cell>
          <table:table-cell office:value-type="float" office:value="218">
            <text:p>218</text:p>
          </table:table-cell>
          <table:table-cell office:value-type="float" office:value="9.70298">
            <text:p>9.702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3">
            <text:p>453</text:p>
          </table:table-cell>
          <table:table-cell office:value-type="float" office:value="312">
            <text:p>312</text:p>
          </table:table-cell>
          <table:table-cell office:value-type="float" office:value="9.61062">
            <text:p>9.6106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6">
            <text:p>266</text:p>
          </table:table-cell>
          <table:table-cell office:value-type="float" office:value="217">
            <text:p>217</text:p>
          </table:table-cell>
          <table:table-cell office:value-type="float" office:value="9.70569">
            <text:p>9.705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9">
            <text:p>499</text:p>
          </table:table-cell>
          <table:table-cell office:value-type="float" office:value="287">
            <text:p>287</text:p>
          </table:table-cell>
          <table:table-cell office:value-type="float" office:value="9.67052">
            <text:p>9.6705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9.96099">
            <text:p>9.960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>
            <draw:frame table:end-cell-address="'2'.T88" table:end-x="0.6937in" table:end-y="0.1315in" draw:z-index="2" draw:style-name="gr1" svg:width="8.2445in" svg:height="3.8339in" svg:x="0.5902in" svg:y="0.0169in">
              <draw:object draw:notify-on-update-of-ranges="'2'.A1:'2'.A63 '2'.A2:'2'.A81 '2'.A1:'2'.A1 '2'.B2:'2'.B63 '2'.A2:'2'.A81 '1'.F1:'1'.F1 '2'.G2:'2'.G8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198">
            <text:p>3198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sharp</text:p>
          </table:table-cell>
          <table:table-cell table:formula="of:=AVERAGE([.B2:.B63])" office:value-type="float" office:value="3513.32258064516">
            <text:p>3513.3225806452</text:p>
          </table:table-cell>
          <table:table-cell table:formula="of:=AVERAGE([.C2:.C63])" office:value-type="float" office:value="1311.14516129032">
            <text:p>1311.1451612903</text:p>
          </table:table-cell>
          <table:table-cell table:formula="of:=AVERAGE([.D2:.D63])" office:value-type="float" office:value="2.52955512903226">
            <text:p>2.529555129</text:p>
          </table:table-cell>
          <table:table-cell table:formula="of:=AVERAGE([.E2:.E63])" office:value-type="float" office:value="4.05447661290323">
            <text:p>4.0544766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662">
            <text:p>3662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office:value-type="string">
            <text:p>Avgblur</text:p>
          </table:table-cell>
          <table:table-cell table:formula="of:=AVERAGE([.G2:.G63])" office:value-type="float" office:value="4042.16129032258">
            <text:p>4042.1612903226</text:p>
          </table:table-cell>
          <table:table-cell table:formula="of:=AVERAGE([.H2:.H63])" office:value-type="float" office:value="3531.48387096774">
            <text:p>3531.4838709678</text:p>
          </table:table-cell>
          <table:table-cell table:formula="of:=AVERAGE([.I2:.I63])" office:value-type="float" office:value="0.0801625806451613">
            <text:p>0.0801625806</text:p>
          </table:table-cell>
          <table:table-cell table:formula="of:=AVERAGE([.J2:.J63])" office:value-type="float" office:value="1.13972951612903">
            <text:p>1.13972951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49">
            <text:p>3949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36">
            <text:p>4536</text:p>
          </table:table-cell>
          <table:table-cell office:value-type="float" office:value="2591">
            <text:p>2591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66">
            <text:p>4666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711">
            <text:p>4711</text:p>
          </table:table-cell>
          <table:table-cell office:value-type="float" office:value="3014">
            <text:p>30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ev</text:p>
          </table:table-cell>
          <table:table-cell table:formula="of:=STDEV([.B2:.B63])" office:value-type="float" office:value="879.224635579341">
            <text:p>879.2246355793</text:p>
          </table:table-cell>
          <table:table-cell table:formula="of:=STDEV([.C2:.C63])" office:value-type="float" office:value="595.463474173323">
            <text:p>595.4634741733</text:p>
          </table:table-cell>
          <table:table-cell table:formula="of:=STDEV([.D2:.D63])" office:value-type="float" office:value="3.09728643558752">
            <text:p>3.0972864356</text:p>
          </table:table-cell>
          <table:table-cell table:formula="of:=STDEV([.E2:.E63])" office:value-type="float" office:value="0.998242913863406">
            <text:p>0.99824291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03">
            <text:p>3303</text:p>
          </table:table-cell>
          <table:table-cell office:value-type="float" office:value="1069">
            <text:p>1069</text:p>
          </table:table-cell>
          <table:table-cell office:value-type="float" office:value="2.85774">
            <text:p>2.857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648">
            <text:p>4648</text:p>
          </table:table-cell>
          <table:table-cell office:value-type="float" office:value="4027">
            <text:p>402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" table:formula="of:=STDEV([.G2:.G63])" office:value-type="float" office:value="744.356696478073">
            <text:p>744.3566964781</text:p>
          </table:table-cell>
          <table:table-cell table:style-name="ce2" table:formula="of:=STDEV([.H2:.H63])" office:value-type="float" office:value="1918.78185180535">
            <text:p>1918.7818518054</text:p>
          </table:table-cell>
          <table:table-cell table:style-name="ce2" table:formula="of:=STDEV([.I2:.I63])" office:value-type="float" office:value="0.493290785529502">
            <text:p>0.4932907855</text:p>
          </table:table-cell>
          <table:table-cell table:style-name="ce2" table:formula="of:=STDEV([.J2:.J63])" office:value-type="float" office:value="1.2195986791704">
            <text:p>1.2195986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0">
            <text:p>2590</text:p>
          </table:table-cell>
          <table:table-cell office:value-type="float" office:value="530">
            <text:p>530</text:p>
          </table:table-cell>
          <table:table-cell office:value-type="float" office:value="8.24438">
            <text:p>8.2443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76">
            <text:p>4076</text:p>
          </table:table-cell>
          <table:table-cell office:value-type="float" office:value="2062">
            <text:p>2062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86">
            <text:p>3686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733">
            <text:p>3733</text:p>
          </table:table-cell>
          <table:table-cell office:value-type="float" office:value="2057">
            <text:p>2057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1">
            <text:p>5041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2547">
            <text:p>2547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16">
            <text:p>4216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534">
            <text:p>5534</text:p>
          </table:table-cell>
          <table:table-cell office:value-type="float" office:value="7380">
            <text:p>73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4">
            <text:p>2154</text:p>
          </table:table-cell>
          <table:table-cell office:value-type="float" office:value="535">
            <text:p>535</text:p>
          </table:table-cell>
          <table:table-cell office:value-type="float" office:value="8.21109">
            <text:p>8.2110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63">
            <text:p>4063</text:p>
          </table:table-cell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62">
            <text:p>3162</text:p>
          </table:table-cell>
          <table:table-cell office:value-type="float" office:value="1047">
            <text:p>1047</text:p>
          </table:table-cell>
          <table:table-cell office:value-type="float" office:value="3.14869">
            <text:p>3.14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269">
            <text:p>3269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LOOK_FOR_CONTRAST_RADIUS 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75">
            <text:p>3675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7">
            <text:p>3567</text:p>
          </table:table-cell>
          <table:table-cell office:value-type="float" office:value="1181">
            <text:p>1181</text:p>
          </table:table-cell>
          <table:table-cell office:value-type="float" office:value="1.28274">
            <text:p>1.2827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2">
            <text:p>3532</text:p>
          </table:table-cell>
          <table:table-cell office:value-type="float" office:value="1013">
            <text:p>1013</text:p>
          </table:table-cell>
          <table:table-cell office:value-type="float" office:value="3.58644">
            <text:p>3.5864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58">
            <text:p>3758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EDGE_SIZE 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62">
            <text:p>2462</text:p>
          </table:table-cell>
          <table:table-cell office:value-type="float" office:value="640">
            <text:p>640</text:p>
          </table:table-cell>
          <table:table-cell office:value-type="float" office:value="7.44">
            <text:p>7.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46">
            <text:p>4246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59">
            <text:p>4059</text:p>
          </table:table-cell>
          <table:table-cell office:value-type="float" office:value="1037">
            <text:p>1037</text:p>
          </table:table-cell>
          <table:table-cell office:value-type="float" office:value="3.27894">
            <text:p>3.278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468">
            <text:p>34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47">
            <text:p>2547</text:p>
          </table:table-cell>
          <table:table-cell office:value-type="float" office:value="515">
            <text:p>515</text:p>
          </table:table-cell>
          <table:table-cell office:value-type="float" office:value="8.34234">
            <text:p>8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173">
            <text:p>4173</text:p>
          </table:table-cell>
          <table:table-cell office:value-type="float" office:value="3603">
            <text:p>360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52">
            <text:p>3352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91">
            <text:p>4291</text:p>
          </table:table-cell>
          <table:table-cell office:value-type="float" office:value="2513">
            <text:p>251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16">
            <text:p>4316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582">
            <text:p>4582</text:p>
          </table:table-cell>
          <table:table-cell office:value-type="float" office:value="4361">
            <text:p>43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06">
            <text:p>3306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72">
            <text:p>3872</text:p>
          </table:table-cell>
          <table:table-cell office:value-type="float" office:value="2152">
            <text:p>2152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>
            <draw:frame table:end-cell-address="'3'.T42" table:end-x="0.8449in" table:end-y="0.1004in" draw:z-index="0" draw:style-name="gr1" svg:width="8.2445in" svg:height="3.8339in" svg:x="0.7413in" svg:y="0.163in">
              <draw:object draw:notify-on-update-of-ranges="'2'.A1:'2'.A63 '2'.A2:'2'.A81 '2'.A1:'2'.A1 '3'.D2:'3'.D63 '2'.A2:'2'.A81 '1'.F1:'1'.F1 '3'.I2:'3'.I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92">
            <text:p>2592</text:p>
          </table:table-cell>
          <table:table-cell office:value-type="float" office:value="1237">
            <text:p>1237</text:p>
          </table:table-cell>
          <table:table-cell office:value-type="float" office:value="0.436444">
            <text:p>0.4364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23">
            <text:p>4023</text:p>
          </table:table-cell>
          <table:table-cell office:value-type="float" office:value="2705">
            <text:p>270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2">
            <text:p>2762</text:p>
          </table:table-cell>
          <table:table-cell office:value-type="float" office:value="573">
            <text:p>573</text:p>
          </table:table-cell>
          <table:table-cell office:value-type="float" office:value="7.94794">
            <text:p>7.947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158">
            <text:p>4158</text:p>
          </table:table-cell>
          <table:table-cell office:value-type="float" office:value="3158">
            <text:p>3158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70">
            <text:p>4270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12">
            <text:p>3712</text:p>
          </table:table-cell>
          <table:table-cell office:value-type="float" office:value="2499">
            <text:p>2499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84">
            <text:p>3584</text:p>
          </table:table-cell>
          <table:table-cell office:value-type="float" office:value="1097">
            <text:p>1097</text:p>
          </table:table-cell>
          <table:table-cell office:value-type="float" office:value="2.47869">
            <text:p>2.47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605">
            <text:p>3605</text:p>
          </table:table-cell>
          <table:table-cell office:value-type="float" office:value="3697">
            <text:p>3697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45">
            <text:p>2645</text:p>
          </table:table-cell>
          <table:table-cell office:value-type="float" office:value="992">
            <text:p>992</text:p>
          </table:table-cell>
          <table:table-cell office:value-type="float" office:value="3.8496">
            <text:p>3.84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84">
            <text:p>4284</text:p>
          </table:table-cell>
          <table:table-cell office:value-type="float" office:value="4832">
            <text:p>483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28">
            <text:p>2228</text:p>
          </table:table-cell>
          <table:table-cell office:value-type="float" office:value="477">
            <text:p>477</text:p>
          </table:table-cell>
          <table:table-cell office:value-type="float" office:value="8.57794">
            <text:p>8.577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324">
            <text:p>4324</text:p>
          </table:table-cell>
          <table:table-cell office:value-type="float" office:value="5144">
            <text:p>51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233">
            <text:p>5233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88">
            <text:p>3988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63">
            <text:p>3263</text:p>
          </table:table-cell>
          <table:table-cell office:value-type="float" office:value="783">
            <text:p>783</text:p>
          </table:table-cell>
          <table:table-cell office:value-type="float" office:value="6.16819">
            <text:p>6.168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4">
            <text:p>3724</text:p>
          </table:table-cell>
          <table:table-cell office:value-type="float" office:value="4777">
            <text:p>477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66">
            <text:p>1966</text:p>
          </table:table-cell>
          <table:table-cell office:value-type="float" office:value="1175">
            <text:p>1175</text:p>
          </table:table-cell>
          <table:table-cell office:value-type="float" office:value="1.37109">
            <text:p>1.3710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579">
            <text:p>2579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53">
            <text:p>3253</text:p>
          </table:table-cell>
          <table:table-cell office:value-type="float" office:value="1235">
            <text:p>1235</text:p>
          </table:table-cell>
          <table:table-cell office:value-type="float" office:value="0.467344">
            <text:p>0.4673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70">
            <text:p>3970</text:p>
          </table:table-cell>
          <table:table-cell office:value-type="float" office:value="2967">
            <text:p>2967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13">
            <text:p>3813</text:p>
          </table:table-cell>
          <table:table-cell office:value-type="float" office:value="1025">
            <text:p>1025</text:p>
          </table:table-cell>
          <table:table-cell office:value-type="float" office:value="3.43359">
            <text:p>3.433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529">
            <text:p>4529</text:p>
          </table:table-cell>
          <table:table-cell office:value-type="float" office:value="2762">
            <text:p>276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3">
            <text:p>3583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130">
            <text:p>4130</text:p>
          </table:table-cell>
          <table:table-cell office:value-type="float" office:value="4543">
            <text:p>45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27">
            <text:p>2327</text:p>
          </table:table-cell>
          <table:table-cell office:value-type="float" office:value="654">
            <text:p>654</text:p>
          </table:table-cell>
          <table:table-cell office:value-type="float" office:value="7.32678">
            <text:p>7.326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80">
            <text:p>3880</text:p>
          </table:table-cell>
          <table:table-cell office:value-type="float" office:value="3344">
            <text:p>33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95">
            <text:p>2995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622">
            <text:p>2622</text:p>
          </table:table-cell>
          <table:table-cell office:value-type="float" office:value="2978">
            <text:p>297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36">
            <text:p>4036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932">
            <text:p>4932</text:p>
          </table:table-cell>
          <table:table-cell office:value-type="float" office:value="10878">
            <text:p>1087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15">
            <text:p>2815</text:p>
          </table:table-cell>
          <table:table-cell office:value-type="float" office:value="756">
            <text:p>756</text:p>
          </table:table-cell>
          <table:table-cell office:value-type="float" office:value="6.4279">
            <text:p>6.42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624">
            <text:p>2624</text:p>
          </table:table-cell>
          <table:table-cell office:value-type="float" office:value="3742">
            <text:p>374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9">
            <text:p>1859</text:p>
          </table:table-cell>
          <table:table-cell office:value-type="float" office:value="646">
            <text:p>646</text:p>
          </table:table-cell>
          <table:table-cell office:value-type="float" office:value="7.39178">
            <text:p>7.39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639">
            <text:p>4639</text:p>
          </table:table-cell>
          <table:table-cell office:value-type="float" office:value="4736">
            <text:p>4736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69">
            <text:p>2669</text:p>
          </table:table-cell>
          <table:table-cell office:value-type="float" office:value="869">
            <text:p>869</text:p>
          </table:table-cell>
          <table:table-cell office:value-type="float" office:value="5.28024">
            <text:p>5.280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845">
            <text:p>2845</text:p>
          </table:table-cell>
          <table:table-cell office:value-type="float" office:value="5321">
            <text:p>532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05">
            <text:p>3805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008">
            <text:p>5008</text:p>
          </table:table-cell>
          <table:table-cell office:value-type="float" office:value="6270">
            <text:p>62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37">
            <text:p>4037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00">
            <text:p>4500</text:p>
          </table:table-cell>
          <table:table-cell office:value-type="float" office:value="5146">
            <text:p>514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42">
            <text:p>2442</text:p>
          </table:table-cell>
          <table:table-cell office:value-type="float" office:value="513">
            <text:p>513</text:p>
          </table:table-cell>
          <table:table-cell office:value-type="float" office:value="8.35519">
            <text:p>8.3551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985">
            <text:p>4985</text:p>
          </table:table-cell>
          <table:table-cell office:value-type="float" office:value="8610">
            <text:p>861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48">
            <text:p>4048</text:p>
          </table:table-cell>
          <table:table-cell office:value-type="float" office:value="968">
            <text:p>968</text:p>
          </table:table-cell>
          <table:table-cell office:value-type="float" office:value="4.1436">
            <text:p>4.1436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763">
            <text:p>3763</text:p>
          </table:table-cell>
          <table:table-cell office:value-type="float" office:value="2643">
            <text:p>26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34">
            <text:p>4534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229">
            <text:p>4229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>
            <draw:frame table:end-cell-address="'3'.T65" table:end-x="0.6823in" table:end-y="0.1004in" draw:z-index="1" draw:style-name="gr1" svg:width="8.2445in" svg:height="3.8339in" svg:x="0.5787in" svg:y="0.163in">
              <draw:object draw:notify-on-update-of-ranges="'2'.A1:'2'.A63 '3'.A2:'3'.A81 '3'.A1:'3'.A1 '3'.E2:'3'.E63 '2'.A2:'2'.A81 '2'.F1:'2'.F1 '3'.J2:'3'.J8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54">
            <text:p>2354</text:p>
          </table:table-cell>
          <table:table-cell office:value-type="float" office:value="737">
            <text:p>737</text:p>
          </table:table-cell>
          <table:table-cell office:value-type="float" office:value="6.60519">
            <text:p>6.605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12">
            <text:p>4012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35">
            <text:p>4235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290">
            <text:p>4290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37">
            <text:p>3637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676">
            <text:p>3676</text:p>
          </table:table-cell>
          <table:table-cell office:value-type="float" office:value="2308">
            <text:p>230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23">
            <text:p>4623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3956">
            <text:p>3956</text:p>
          </table:table-cell>
          <table:table-cell office:value-type="float" office:value="6002">
            <text:p>600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35">
            <text:p>2235</text:p>
          </table:table-cell>
          <table:table-cell office:value-type="float" office:value="765">
            <text:p>765</text:p>
          </table:table-cell>
          <table:table-cell office:value-type="float" office:value="6.34234">
            <text:p>6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636">
            <text:p>4636</text:p>
          </table:table-cell>
          <table:table-cell office:value-type="float" office:value="5375">
            <text:p>537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43">
            <text:p>3243</text:p>
          </table:table-cell>
          <table:table-cell office:value-type="float" office:value="823">
            <text:p>823</text:p>
          </table:table-cell>
          <table:table-cell office:value-type="float" office:value="5.76669">
            <text:p>5.766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484">
            <text:p>3484</text:p>
          </table:table-cell>
          <table:table-cell office:value-type="float" office:value="3321">
            <text:p>3321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64">
            <text:p>4364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310">
            <text:p>3310</text:p>
          </table:table-cell>
          <table:table-cell office:value-type="float" office:value="2238">
            <text:p>2238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05">
            <text:p>3305</text:p>
          </table:table-cell>
          <table:table-cell office:value-type="float" office:value="903">
            <text:p>903</text:p>
          </table:table-cell>
          <table:table-cell office:value-type="float" office:value="4.90369">
            <text:p>4.903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63">
            <text:p>4063</text:p>
          </table:table-cell>
          <table:table-cell office:value-type="float" office:value="2377">
            <text:p>2377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46">
            <text:p>4346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490">
            <text:p>4490</text:p>
          </table:table-cell>
          <table:table-cell office:value-type="float" office:value="2452">
            <text:p>245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71">
            <text:p>2271</text:p>
          </table:table-cell>
          <table:table-cell office:value-type="float" office:value="836">
            <text:p>836</text:p>
          </table:table-cell>
          <table:table-cell office:value-type="float" office:value="5.6319">
            <text:p>5.63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773">
            <text:p>5773</text:p>
          </table:table-cell>
          <table:table-cell office:value-type="float" office:value="4512">
            <text:p>4512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435">
            <text:p>3435</text:p>
          </table:table-cell>
          <table:table-cell office:value-type="float" office:value="1152">
            <text:p>1152</text:p>
          </table:table-cell>
          <table:table-cell office:value-type="float" office:value="1.7056">
            <text:p>1.705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625">
            <text:p>3625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478">
            <text:p>4478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150">
            <text:p>3150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94">
            <text:p>499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619">
            <text:p>3619</text:p>
          </table:table-cell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592">
            <text:p>3592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06">
            <text:p>4006</text:p>
          </table:table-cell>
          <table:table-cell office:value-type="float" office:value="3699">
            <text:p>369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631">
            <text:p>4631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715">
            <text:p>2715</text:p>
          </table:table-cell>
          <table:table-cell office:value-type="float" office:value="1005">
            <text:p>1005</text:p>
          </table:table-cell>
          <table:table-cell office:value-type="float" office:value="3.68734">
            <text:p>3.687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61">
            <text:p>4861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805">
            <text:p>5805</text:p>
          </table:table-cell>
          <table:table-cell office:value-type="float" office:value="4212">
            <text:p>4212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03">
            <text:p>5303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609">
            <text:p>4609</text:p>
          </table:table-cell>
          <table:table-cell office:value-type="float" office:value="3844">
            <text:p>384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5">
            <text:p>3835</text:p>
          </table:table-cell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5631">
            <text:p>5631</text:p>
          </table:table-cell>
          <table:table-cell office:value-type="float" office:value="7034">
            <text:p>703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243">
            <text:p>3243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59">
            <text:p>4059</text:p>
          </table:table-cell>
          <table:table-cell office:value-type="float" office:value="4524">
            <text:p>452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3">
            <text:p>3053</text:p>
          </table:table-cell>
          <table:table-cell office:value-type="float" office:value="1127">
            <text:p>1127</text:p>
          </table:table-cell>
          <table:table-cell office:value-type="float" office:value="2.06169">
            <text:p>2.061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718">
            <text:p>4718</text:p>
          </table:table-cell>
          <table:table-cell office:value-type="float" office:value="6981">
            <text:p>698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486">
            <text:p>3486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5177">
            <text:p>5177</text:p>
          </table:table-cell>
          <table:table-cell office:value-type="float" office:value="4738">
            <text:p>473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4218">
            <text:p>4218</text:p>
          </table:table-cell>
          <table:table-cell office:value-type="float" office:value="4220">
            <text:p>4220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993">
            <text:p>4993</text:p>
          </table:table-cell>
          <table:table-cell office:value-type="float" office:value="5083">
            <text:p>508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>
            <draw:frame table:end-cell-address="'3'.T88" table:end-x="0.6937in" table:end-y="0.1315in" draw:z-index="2" draw:style-name="gr1" svg:width="8.2445in" svg:height="3.8339in" svg:x="0.5902in" svg:y="0.0169in">
              <draw:object draw:notify-on-update-of-ranges="'2'.A1:'2'.A63 '2'.A2:'2'.A81 '2'.A1:'2'.A1 '3'.B2:'3'.B63 '2'.A2:'2'.A81 '1'.F1:'1'.F1 '3'.G2:'3'.G8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6229">
            <text:p>6229</text:p>
          </table:table-cell>
          <table:table-cell office:value-type="float" office:value="5831">
            <text:p>58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4429">
            <text:p>4429</text:p>
          </table:table-cell>
          <table:table-cell office:value-type="float" office:value="4784">
            <text:p>47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03">
            <text:p>4703</text:p>
          </table:table-cell>
          <table:table-cell office:value-type="float" office:value="4194">
            <text:p>419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73">
            <text:p>5273</text:p>
          </table:table-cell>
          <table:table-cell office:value-type="float" office:value="4412">
            <text:p>441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3729">
            <text:p>3729</text:p>
          </table:table-cell>
          <table:table-cell office:value-type="float" office:value="2252">
            <text:p>2252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3702">
            <text:p>3702</text:p>
          </table:table-cell>
          <table:table-cell office:value-type="float" office:value="4796">
            <text:p>479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4549">
            <text:p>4549</text:p>
          </table:table-cell>
          <table:table-cell office:value-type="float" office:value="3880">
            <text:p>3880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4552">
            <text:p>4552</text:p>
          </table:table-cell>
          <table:table-cell office:value-type="float" office:value="3357">
            <text:p>3357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429">
            <text:p>4429</text:p>
          </table:table-cell>
          <table:table-cell office:value-type="float" office:value="5161">
            <text:p>516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994">
            <text:p>5994</text:p>
          </table:table-cell>
          <table:table-cell office:value-type="float" office:value="4353">
            <text:p>435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4530">
            <text:p>4530</text:p>
          </table:table-cell>
          <table:table-cell office:value-type="float" office:value="3804">
            <text:p>380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4545">
            <text:p>4545</text:p>
          </table:table-cell>
          <table:table-cell office:value-type="float" office:value="3033">
            <text:p>303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4363">
            <text:p>4363</text:p>
          </table:table-cell>
          <table:table-cell office:value-type="float" office:value="2329">
            <text:p>2329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5317">
            <text:p>5317</text:p>
          </table:table-cell>
          <table:table-cell office:value-type="float" office:value="3212">
            <text:p>321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01:0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9T01:03:00</dc:date>
    <dc:creator>Armin Samii</dc:creator>
    <meta:generator>OpenOffice.org/3.2$Unix OpenOffice.org_project/320m19$Build-9505</meta:generator>
    <meta:editing-duration>PT01H33M51S</meta:editing-duration>
    <meta:editing-cycles>3</meta:editing-cycles>
    <meta:document-statistic meta:table-count="3" meta:cell-count="2070" meta:object-count="9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1'.A1:'1'.A81 '1'.D1:'1'.D63 '1'.F1:'1'.F1 '1'.I2:'1'.I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D1:'1'.D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I2:'1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1.#NAN">
                <text:p text:id="'1'.D1:'1'.D63">1.#NAN</text:p>
              </table:table-cell>
              <table:table-cell office:value-type="float" office:value="9.81294">
                <text:p text:id="'1'.I2:'1'.I81">9.8129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3497">
                <text:p>9.93497</text:p>
              </table:table-cell>
              <table:table-cell office:value-type="float" office:value="9.95049">
                <text:p>9.95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94594">
                <text:p>9.94594</text:p>
              </table:table-cell>
              <table:table-cell office:value-type="float" office:value="9.62177">
                <text:p>9.62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84398">
                <text:p>9.84398</text:p>
              </table:table-cell>
              <table:table-cell office:value-type="float" office:value="9.56769">
                <text:p>9.56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70024">
                <text:p>9.70024</text:p>
              </table:table-cell>
              <table:table-cell office:value-type="float" office:value="9.29859">
                <text:p>9.2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8064">
                <text:p>9.8064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9516">
                <text:p>9.9516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7884">
                <text:p>9.7884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85178">
                <text:p>9.85178</text:p>
              </table:table-cell>
              <table:table-cell office:value-type="float" office:value="9.33169">
                <text:p>9.33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7696">
                <text:p>9.7696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8844">
                <text:p>9.98844</text:p>
              </table:table-cell>
              <table:table-cell office:value-type="float" office:value="9.8631">
                <text:p>9.8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92437">
                <text:p>9.92437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77199">
                <text:p>9.77199</text:p>
              </table:table-cell>
              <table:table-cell office:value-type="float" office:value="9.72699">
                <text:p>9.72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8064">
                <text:p>9.8064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7644">
                <text:p>9.17644</text:p>
              </table:table-cell>
              <table:table-cell office:value-type="float" office:value="9.82149">
                <text:p>9.8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90849">
                <text:p>9.90849</text:p>
              </table:table-cell>
              <table:table-cell office:value-type="float" office:value="9.89599">
                <text:p>9.89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8911">
                <text:p>9.8911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91">
                <text:p>9.91</text:p>
              </table:table-cell>
              <table:table-cell office:value-type="float" office:value="9.77199">
                <text:p>9.77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80419">
                <text:p>9.80419</text:p>
              </table:table-cell>
              <table:table-cell office:value-type="float" office:value="9.50649">
                <text:p>9.50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9.64894">
                <text:p>9.64894</text:p>
              </table:table-cell>
              <table:table-cell office:value-type="float" office:value="9.63094">
                <text:p>9.63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39937">
                <text:p>9.39937</text:p>
              </table:table-cell>
              <table:table-cell office:value-type="float" office:value="9.42619">
                <text:p>9.4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9271">
                <text:p>9.9271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83394">
                <text:p>9.83394</text:p>
              </table:table-cell>
              <table:table-cell office:value-type="float" office:value="9.37984">
                <text:p>9.37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5444">
                <text:p>9.55444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91877">
                <text:p>9.91877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.56769">
                <text:p>9.56769</text:p>
              </table:table-cell>
              <table:table-cell office:value-type="float" office:value="9.66938">
                <text:p>9.66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5511">
                <text:p>9.5511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96294">
                <text:p>9.96294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96937">
                <text:p>9.96937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90234">
                <text:p>9.90234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90234">
                <text:p>9.90234</text:p>
              </table:table-cell>
              <table:table-cell office:value-type="float" office:value="9.6864">
                <text:p>9.6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90849">
                <text:p>9.90849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94594">
                <text:p>9.94594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.8479">
                <text:p>9.8479</text:p>
              </table:table-cell>
              <table:table-cell office:value-type="float" office:value="1.80609">
                <text:p>1.80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92019">
                <text:p>9.92019</text:p>
              </table:table-cell>
              <table:table-cell office:value-type="float" office:value="9.97278">
                <text:p>9.97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8976">
                <text:p>9.8976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94477">
                <text:p>9.94477</text:p>
              </table:table-cell>
              <table:table-cell office:value-type="float" office:value="9.51698">
                <text:p>9.51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98438">
                <text:p>9.9843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9856">
                <text:p>9.9856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2978">
                <text:p>9.92978</text:p>
              </table:table-cell>
              <table:table-cell office:value-type="float" office:value="8.77344">
                <text:p>8.7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9516">
                <text:p>9.9516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6751">
                <text:p>9.6751</text:p>
              </table:table-cell>
              <table:table-cell office:value-type="float" office:value="9.67794">
                <text:p>9.6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33578">
                <text:p>9.33578</text:p>
              </table:table-cell>
              <table:table-cell office:value-type="float" office:value="9.6636">
                <text:p>9.6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97194">
                <text:p>9.97194</text:p>
              </table:table-cell>
              <table:table-cell office:value-type="float" office:value="9.53419">
                <text:p>9.53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87219">
                <text:p>9.87219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.95484">
                <text:p>9.95484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7399">
                <text:p>9.7399</text:p>
              </table:table-cell>
              <table:table-cell office:value-type="float" office:value="9.6975">
                <text:p>9.6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94594">
                <text:p>9.94594</text:p>
              </table:table-cell>
              <table:table-cell office:value-type="float" office:value="9.7191">
                <text:p>9.7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.85178">
                <text:p>9.85178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61869">
                <text:p>9.61869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89274">
                <text:p>9.89274</text:p>
              </table:table-cell>
              <table:table-cell office:value-type="float" office:value="9.82569">
                <text:p>9.82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50649">
                <text:p>9.50649</text:p>
              </table:table-cell>
              <table:table-cell office:value-type="float" office:value="9.84594">
                <text:p>9.84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5749">
                <text:p>9.85749</text:p>
              </table:table-cell>
              <table:table-cell office:value-type="float" office:value="9.90234">
                <text:p>9.90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.9775">
                <text:p>9.9775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44124">
                <text:p>9.44124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65777">
                <text:p>9.65777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.94824">
                <text:p>9.94824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9.68359">
                <text:p>9.68359</text:p>
              </table:table-cell>
              <table:table-cell office:value-type="float" office:value="8.64859">
                <text:p>8.64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9.8775">
                <text:p>9.8775</text:p>
              </table:table-cell>
              <table:table-cell office:value-type="float" office:value="9.67224">
                <text:p>9.67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9.18549">
                <text:p>9.18549</text:p>
              </table:table-cell>
              <table:table-cell office:value-type="float" office:value="9.3276">
                <text:p>9.3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53078">
                <text:p>9.53078</text:p>
              </table:table-cell>
              <table:table-cell office:value-type="float" office:value="8.81734">
                <text:p>8.81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9271">
                <text:p>9.9271</text:p>
              </table:table-cell>
              <table:table-cell office:value-type="float" office:value="9.79298">
                <text:p>9.79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9.97824">
                <text:p>9.97824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4071">
                <text:p>9.407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86494">
                <text:p>9.8649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48878">
                <text:p>9.4887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151">
                <text:p>9.815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78378">
                <text:p>9.7837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0544">
                <text:p>9.9054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3916">
                <text:p>9.391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8479">
                <text:p>9.8479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06394">
                <text:p>9.0639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7599">
                <text:p>9.759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87219">
                <text:p>9.87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2cm" chart:style-name="ch2">
          <text:p>Edge</text:p>
        </chart:title>
        <chart:legend chart:legend-position="end" svg:x="16.223cm" svg:y="4.025cm" chart:style-name="ch3"/>
        <chart:plot-area chart:style-name="ch4" table:cell-range-address="'1'.A1:'1'.A81 '1'.E2:'1'.E63 '1'.F1:'1'.F1 '1'.J2:'1'.J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E2:'1'.E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J2:'1'.J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5.39541">
                <text:p text:id="'1'.E2:'1'.E63">5.39541</text:p>
              </table:table-cell>
              <table:table-cell office:value-type="float" office:value="1.37755">
                <text:p text:id="'1'.J2:'1'.J81">1.377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375">
                <text:p>4.37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.31378">
                <text:p>6.3137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.39541">
                <text:p>5.3954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6.31378">
                <text:p>6.3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5.86735">
                <text:p>5.8673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25255">
                <text:p>3.2525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65306">
                <text:p>2.6530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7755">
                <text:p>1.377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6cm" chart:style-name="ch2">
          <text:p>Avg bin size</text:p>
        </chart:title>
        <chart:legend chart:legend-position="end" svg:x="16.223cm" svg:y="4.025cm" chart:style-name="ch3"/>
        <chart:plot-area chart:style-name="ch4" table:cell-range-address="'1'.A1:'1'.A81 '1'.B2:'1'.B63 '1'.F1:'1'.F1 '1'.G2:'1'.G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:'1'.B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G2:'1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284">
                <text:p text:id="'1'.B2:'1'.B63">284</text:p>
              </table:table-cell>
              <table:table-cell office:value-type="float" office:value="192">
                <text:p text:id="'1'.G2:'1'.G81">19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9">
                <text:p>3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2">
                <text:p>44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7">
                <text:p>36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8">
                <text:p>32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78">
                <text:p>27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47">
                <text:p>3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63">
                <text:p>26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7">
                <text:p>2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01">
                <text:p>3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2">
                <text:p>20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52">
                <text:p>4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19">
                <text:p>2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83">
                <text:p>28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9">
                <text:p>3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34">
                <text:p>2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28">
                <text:p>22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8">
                <text:p>45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64">
                <text:p>26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71">
                <text:p>1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18">
                <text:p>3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8">
                <text:p>25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82">
                <text:p>1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89">
                <text:p>28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19">
                <text:p>3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52">
                <text:p>35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42">
                <text:p>4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28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347">
                <text:p>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2'.D2:'2'.D63 '1'.F1:'1'.F1 '2'.I2:'2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D2:'2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I2:'2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9.7399">
                <text:p text:id="'2'.D2:'2'.D63">9.7399</text:p>
              </table:table-cell>
              <table:table-cell office:value-type="float" office:value="9.48519">
                <text:p text:id="'2'.I2:'2'.I81">9.485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3276">
                <text:p>9.63276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5696">
                <text:p>9.25696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05522">
                <text:p>9.05522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41324">
                <text:p>9.41324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95506">
                <text:p>9.95506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2256">
                <text:p>9.2256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3759">
                <text:p>9.3759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48448">
                <text:p>9.48448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90636">
                <text:p>9.90636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3916">
                <text:p>9.3916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58268">
                <text:p>9.58268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39782">
                <text:p>9.39782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25766">
                <text:p>7.25766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164">
                <text:p>9.1164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74598">
                <text:p>9.74598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62546">
                <text:p>9.62546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5239">
                <text:p>9.5239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8.19366">
                <text:p>8.19366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336">
                <text:p>7.4336</text:p>
              </table:table-cell>
              <table:table-cell office:value-type="float" office:value="8.2839">
                <text:p>8.2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2604">
                <text:p>9.2604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5749">
                <text:p>9.5749</text:p>
              </table:table-cell>
              <table:table-cell office:value-type="float" office:value="9.68359">
                <text:p>9.68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14622">
                <text:p>9.14622</text:p>
              </table:table-cell>
              <table:table-cell office:value-type="float" office:value="9.57098">
                <text:p>9.5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6704">
                <text:p>9.56704</text:p>
              </table:table-cell>
              <table:table-cell office:value-type="float" office:value="9.88609">
                <text:p>9.88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37182">
                <text:p>8.37182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8.7856">
                <text:p>8.7856</text:p>
              </table:table-cell>
              <table:table-cell office:value-type="float" office:value="9.91877">
                <text:p>9.91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0591">
                <text:p>9.0591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86458">
                <text:p>9.86458</text:p>
              </table:table-cell>
              <table:table-cell office:value-type="float" office:value="9.96577">
                <text:p>9.96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41936">
                <text:p>9.41936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0396">
                <text:p>9.0396</text:p>
              </table:table-cell>
              <table:table-cell office:value-type="float" office:value="9.64299">
                <text:p>9.64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47582">
                <text:p>9.47582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74598">
                <text:p>9.74598</text:p>
              </table:table-cell>
              <table:table-cell office:value-type="float" office:value="9.9831">
                <text:p>9.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7975">
                <text:p>9.7975</text:p>
              </table:table-cell>
              <table:table-cell office:value-type="float" office:value="9.92299">
                <text:p>9.9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.9267">
                <text:p>8.9267</text:p>
              </table:table-cell>
              <table:table-cell office:value-type="float" office:value="9.80419">
                <text:p>9.80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3439">
                <text:p>9.3439</text:p>
              </table:table-cell>
              <table:table-cell office:value-type="float" office:value="9.91444">
                <text:p>9.91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4959">
                <text:p>9.4959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80816">
                <text:p>9.80816</text:p>
              </table:table-cell>
              <table:table-cell office:value-type="float" office:value="9.9676">
                <text:p>9.9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7791">
                <text:p>9.7791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66128">
                <text:p>9.66128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014">
                <text:p>9.9014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68864">
                <text:p>9.68864</text:p>
              </table:table-cell>
              <table:table-cell office:value-type="float" office:value="9.84984">
                <text:p>9.84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7.58508">
                <text:p>7.58508</text:p>
              </table:table-cell>
              <table:table-cell office:value-type="float" office:value="9.58397">
                <text:p>9.58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76186">
                <text:p>9.76186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60812">
                <text:p>9.60812</text:p>
              </table:table-cell>
              <table:table-cell office:value-type="float" office:value="9.95899">
                <text:p>9.95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49306">
                <text:p>9.49306</text:p>
              </table:table-cell>
              <table:table-cell office:value-type="float" office:value="9.85369">
                <text:p>9.85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.69126">
                <text:p>8.69126</text:p>
              </table:table-cell>
              <table:table-cell office:value-type="float" office:value="9.5239">
                <text:p>9.5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54572">
                <text:p>9.54572</text:p>
              </table:table-cell>
              <table:table-cell office:value-type="float" office:value="9.9159">
                <text:p>9.9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23262">
                <text:p>9.23262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7944">
                <text:p>8.7944</text:p>
              </table:table-cell>
              <table:table-cell office:value-type="float" office:value="9.68077">
                <text:p>9.68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38534">
                <text:p>9.38534</text:p>
              </table:table-cell>
              <table:table-cell office:value-type="float" office:value="9.96937">
                <text:p>9.96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56176">
                <text:p>9.56176</text:p>
              </table:table-cell>
              <table:table-cell office:value-type="float" office:value="9.88778">
                <text:p>9.88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3011">
                <text:p>9.3011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2528">
                <text:p>9.82528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7.52882">
                <text:p>7.52882</text:p>
              </table:table-cell>
              <table:table-cell office:value-type="float" office:value="9.75744">
                <text:p>9.75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0975">
                <text:p>9.0975</text:p>
              </table:table-cell>
              <table:table-cell office:value-type="float" office:value="9.32349">
                <text:p>9.32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71056">
                <text:p>9.71056</text:p>
              </table:table-cell>
              <table:table-cell office:value-type="float" office:value="9.83394">
                <text:p>9.83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8.26814">
                <text:p>8.26814</text:p>
              </table:table-cell>
              <table:table-cell office:value-type="float" office:value="9.64598">
                <text:p>9.64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.5839">
                <text:p>8.5839</text:p>
              </table:table-cell>
              <table:table-cell office:value-type="float" office:value="9.47074">
                <text:p>9.47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9264">
                <text:p>7.9264</text:p>
              </table:table-cell>
              <table:table-cell office:value-type="float" office:value="9.44497">
                <text:p>9.44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89536">
                <text:p>6.89536</text:p>
              </table:table-cell>
              <table:table-cell office:value-type="float" office:value="9.70298">
                <text:p>9.70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61062">
                <text:p>9.61062</text:p>
              </table:table-cell>
              <table:table-cell office:value-type="float" office:value="9.70569">
                <text:p>9.70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67052">
                <text:p>9.67052</text:p>
              </table:table-cell>
              <table:table-cell office:value-type="float" office:value="9.96099">
                <text:p>9.960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9.48519">
                <text:p>9.4851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2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1'.A2:'1'.A81 '2'.E2:'2'.E63 '2'.F1:'2'.F1 '2'.J2:'2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E2:'2'.E63" chart:label-cell-address="'2'.A1:'2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2'.J2:'2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4.89796">
                <text:p text:id="'2'.E2:'2'.E63">4.89796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.375">
                <text:p text:id="'2'.J2:'2'.J81">4.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2">
                <text:p>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75">
                <text:p>4.375</text:p>
              </table:table-cell>
              <table:table-cell office:value-type="float" office:value="4">
                <text:p>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6">
                <text:p>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9796">
                <text:p>4.89796</text:p>
              </table:table-cell>
              <table:table-cell office:value-type="float" office:value="7">
                <text:p>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65306">
                <text:p>2.65306</text:p>
              </table:table-cell>
              <table:table-cell office:value-type="float" office:value="8">
                <text:p>8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9">
                <text:p>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39541">
                <text:p>5.39541</text:p>
              </table:table-cell>
              <table:table-cell office:value-type="float" office:value="11">
                <text:p>1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  <table:table-cell office:value-type="float" office:value="12">
                <text:p>1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.89796">
                <text:p>4.89796</text:p>
              </table:table-cell>
              <table:table-cell office:value-type="float" office:value="13">
                <text:p>1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31378">
                <text:p>6.31378</text:p>
              </table:table-cell>
              <table:table-cell office:value-type="float" office:value="14">
                <text:p>1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15">
                <text:p>1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16">
                <text:p>1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17">
                <text:p>1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18">
                <text:p>1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19">
                <text:p>1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.31378">
                <text:p>6.31378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21">
                <text:p>2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2">
                <text:p>2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39541">
                <text:p>5.39541</text:p>
              </table:table-cell>
              <table:table-cell office:value-type="float" office:value="23">
                <text:p>2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.39541">
                <text:p>5.39541</text:p>
              </table:table-cell>
              <table:table-cell office:value-type="float" office:value="24">
                <text:p>24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5">
                <text:p>25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.89796">
                <text:p>4.89796</text:p>
              </table:table-cell>
              <table:table-cell office:value-type="float" office:value="26">
                <text:p>2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8">
                <text:p>28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31378">
                <text:p>6.31378</text:p>
              </table:table-cell>
              <table:table-cell office:value-type="float" office:value="32">
                <text:p>32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39541">
                <text:p>5.39541</text:p>
              </table:table-cell>
              <table:table-cell office:value-type="float" office:value="33">
                <text:p>3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.86735">
                <text:p>5.86735</text:p>
              </table:table-cell>
              <table:table-cell office:value-type="float" office:value="34">
                <text:p>3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86735">
                <text:p>5.86735</text:p>
              </table:table-cell>
              <table:table-cell office:value-type="float" office:value="35">
                <text:p>3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37">
                <text:p>3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38">
                <text:p>3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40">
                <text:p>4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41">
                <text:p>4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42">
                <text:p>4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.89796">
                <text:p>4.89796</text:p>
              </table:table-cell>
              <table:table-cell office:value-type="float" office:value="43">
                <text:p>4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4">
                <text:p>4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.89796">
                <text:p>4.89796</text:p>
              </table:table-cell>
              <table:table-cell office:value-type="float" office:value="45">
                <text:p>4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46">
                <text:p>46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47">
                <text:p>4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25255">
                <text:p>3.25255</text:p>
              </table:table-cell>
              <table:table-cell office:value-type="float" office:value="49">
                <text:p>4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53">
                <text:p>53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65306">
                <text:p>2.65306</text:p>
              </table:table-cell>
              <table:table-cell office:value-type="float" office:value="54">
                <text:p>5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55">
                <text:p>5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25255">
                <text:p>3.25255</text:p>
              </table:table-cell>
              <table:table-cell office:value-type="float" office:value="56">
                <text:p>5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02806">
                <text:p>2.02806</text:p>
              </table:table-cell>
              <table:table-cell office:value-type="float" office:value="57">
                <text:p>5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58">
                <text:p>58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  <table:table-cell office:value-type="float" office:value="59">
                <text:p>5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02806">
                <text:p>2.02806</text:p>
              </table:table-cell>
              <table:table-cell office:value-type="float" office:value="60">
                <text:p>6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.82653">
                <text:p>3.82653</text:p>
              </table:table-cell>
              <table:table-cell office:value-type="float" office:value="61">
                <text:p>6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62">
                <text:p>6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34375">
                <text:p>2.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6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2'.B2:'2'.B63 '1'.F1:'1'.F1 '2'.G2:'2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B2:'2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G2:'2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1036">
                <text:p text:id="'2'.B2:'2'.B63">1036</text:p>
              </table:table-cell>
              <table:table-cell office:value-type="float" office:value="337">
                <text:p text:id="'2'.G2:'2'.G81">33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57">
                <text:p>75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59">
                <text:p>95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88">
                <text:p>128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08">
                <text:p>8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95">
                <text:p>5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46">
                <text:p>10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53">
                <text:p>85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62">
                <text:p>8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8">
                <text:p>70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36">
                <text:p>83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32">
                <text:p>123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04">
                <text:p>11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07">
                <text:p>12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62">
                <text:p>86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75">
                <text:p>7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66">
                <text:p>96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29">
                <text:p>72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5">
                <text:p>5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346">
                <text:p>13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95">
                <text:p>49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43">
                <text:p>8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90">
                <text:p>7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61">
                <text:p>66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37">
                <text:p>63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69">
                <text:p>96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31">
                <text:p>73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50">
                <text:p>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6">
                <text:p>3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64">
                <text:p>7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65">
                <text:p>66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186">
                <text:p>11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366">
                <text:p>136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209">
                <text:p>120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18">
                <text:p>81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27">
                <text:p>10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3">
                <text:p>5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08">
                <text:p>6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64">
                <text:p>106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7">
                <text:p>5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761">
                <text:p>7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76">
                <text:p>57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4">
                <text:p>52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017">
                <text:p>101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67">
                <text:p>106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90">
                <text:p>5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316">
                <text:p>131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10">
                <text:p>101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3'.D2:'3'.D63 '1'.F1:'1'.F1 '3'.I2:'3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D2:'3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I2:'3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3'.D2:'3'.D63">0</text:p>
              </table:table-cell>
              <table:table-cell office:value-type="float" office:value="0">
                <text:p text:id="'3'.I2:'3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85774">
                <text:p>2.85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24438">
                <text:p>8.2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21109">
                <text:p>8.2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14869">
                <text:p>3.1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8274">
                <text:p>1.28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58644">
                <text:p>3.5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27894">
                <text:p>3.2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.34234">
                <text:p>8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436444">
                <text:p>0.43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.94794">
                <text:p>7.94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7869">
                <text:p>2.4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.8496">
                <text:p>3.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57794">
                <text:p>8.5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.16819">
                <text:p>6.1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109">
                <text:p>1.37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467344">
                <text:p>0.467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.43359">
                <text:p>3.4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32678">
                <text:p>7.3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04938">
                <text:p>5.0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4279">
                <text:p>6.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.39178">
                <text:p>7.39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28024">
                <text:p>5.2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.35519">
                <text:p>8.3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1436">
                <text:p>4.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60519">
                <text:p>6.6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6.34234">
                <text:p>6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76669">
                <text:p>5.7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90369">
                <text:p>4.9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.6319">
                <text:p>5.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7056">
                <text:p>1.7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.68734">
                <text:p>3.68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06169">
                <text:p>2.0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3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3'.A1:'3'.A81 '3'.E2:'3'.E63 '2'.F1:'2'.F1 '3'.J2:'3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E2:'3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3'.J2:'3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3.82653">
                <text:p text:id="'3'.E2:'3'.E63">3.82653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2.65306">
                <text:p text:id="'3'.J2:'3'.J81">2.653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653">
                <text:p>3.8265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  <table:table-cell office:value-type="float" office:value="7">
                <text:p>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  <table:table-cell office:value-type="float" office:value="10">
                <text:p>10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89796">
                <text:p>4.89796</text:p>
              </table:table-cell>
              <table:table-cell office:value-type="float" office:value="11">
                <text:p>1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89796">
                <text:p>4.89796</text:p>
              </table:table-cell>
              <table:table-cell office:value-type="float" office:value="12">
                <text:p>1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82653">
                <text:p>3.82653</text:p>
              </table:table-cell>
              <table:table-cell office:value-type="float" office:value="13">
                <text:p>1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82653">
                <text:p>3.8265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89796">
                <text:p>4.89796</text:p>
              </table:table-cell>
              <table:table-cell office:value-type="float" office:value="16">
                <text:p>1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  <table:table-cell office:value-type="float" office:value="17">
                <text:p>1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5306">
                <text:p>2.6530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89796">
                <text:p>4.89796</text:p>
              </table:table-cell>
              <table:table-cell office:value-type="float" office:value="20">
                <text:p>20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.82653">
                <text:p>3.82653</text:p>
              </table:table-cell>
              <table:table-cell office:value-type="float" office:value="21">
                <text:p>2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  <table:table-cell office:value-type="float" office:value="22">
                <text:p>2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89796">
                <text:p>4.89796</text:p>
              </table:table-cell>
              <table:table-cell office:value-type="float" office:value="23">
                <text:p>2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86735">
                <text:p>5.8673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.82653">
                <text:p>3.82653</text:p>
              </table:table-cell>
              <table:table-cell office:value-type="float" office:value="26">
                <text:p>2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89796">
                <text:p>4.89796</text:p>
              </table:table-cell>
              <table:table-cell office:value-type="float" office:value="28">
                <text:p>2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.82653">
                <text:p>3.8265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89796">
                <text:p>4.8979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36">
                <text:p>3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.82653">
                <text:p>3.8265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89796">
                <text:p>4.8979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2653">
                <text:p>3.8265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65306">
                <text:p>2.65306</text:p>
              </table:table-cell>
              <table:table-cell office:value-type="float" office:value="42">
                <text:p>4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  <table:table-cell office:value-type="float" office:value="43">
                <text:p>4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65306">
                <text:p>2.65306</text:p>
              </table:table-cell>
              <table:table-cell office:value-type="float" office:value="44">
                <text:p>44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7755">
                <text:p>1.3775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89796">
                <text:p>4.8979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  <table:table-cell office:value-type="float" office:value="48">
                <text:p>4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5306">
                <text:p>2.65306</text:p>
              </table:table-cell>
              <table:table-cell office:value-type="float" office:value="49">
                <text:p>4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50">
                <text:p>50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86735">
                <text:p>5.86735</text:p>
              </table:table-cell>
              <table:table-cell office:value-type="float" office:value="53">
                <text:p>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82653">
                <text:p>3.82653</text:p>
              </table:table-cell>
              <table:table-cell office:value-type="float" office:value="54">
                <text:p>54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.82653">
                <text:p>3.82653</text:p>
              </table:table-cell>
              <table:table-cell office:value-type="float" office:value="55">
                <text:p>5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82653">
                <text:p>3.82653</text:p>
              </table:table-cell>
              <table:table-cell office:value-type="float" office:value="57">
                <text:p>5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65306">
                <text:p>2.65306</text:p>
              </table:table-cell>
              <table:table-cell office:value-type="float" office:value="58">
                <text:p>5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3'.B2:'3'.B63 '1'.F1:'1'.F1 '3'.G2:'3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B2:'3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G2:'3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019">
                <text:p text:id="'3'.B2:'3'.B63">4019</text:p>
              </table:table-cell>
              <table:table-cell office:value-type="float" office:value="3198">
                <text:p text:id="'3'.G2:'3'.G81">319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94">
                <text:p>2994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949">
                <text:p>3949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666">
                <text:p>4666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303">
                <text:p>3303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90">
                <text:p>259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86">
                <text:p>3686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216">
                <text:p>4216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54">
                <text:p>2154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62">
                <text:p>3162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675">
                <text:p>367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32">
                <text:p>353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462">
                <text:p>2462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059">
                <text:p>405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47">
                <text:p>2547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52">
                <text:p>335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316">
                <text:p>4316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06">
                <text:p>330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92">
                <text:p>2592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62">
                <text:p>2762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270">
                <text:p>427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584">
                <text:p>358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45">
                <text:p>2645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28">
                <text:p>2228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233">
                <text:p>5233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263">
                <text:p>3263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966">
                <text:p>1966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53">
                <text:p>325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813">
                <text:p>3813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583">
                <text:p>3583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327">
                <text:p>2327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995">
                <text:p>2995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36">
                <text:p>403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815">
                <text:p>2815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59">
                <text:p>1859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669">
                <text:p>2669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05">
                <text:p>380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37">
                <text:p>4037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442">
                <text:p>2442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48">
                <text:p>4048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34">
                <text:p>4534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354">
                <text:p>235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235">
                <text:p>4235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637">
                <text:p>3637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23">
                <text:p>4623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235">
                <text:p>2235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243">
                <text:p>3243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364">
                <text:p>4364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305">
                <text:p>3305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46">
                <text:p>4346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271">
                <text:p>2271</text:p>
              </table:table-cell>
              <table:table-cell office:value-type="float" office:value="5773">
                <text:p>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435">
                <text:p>343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478">
                <text:p>447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994">
                <text:p>4994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592">
                <text:p>3592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631">
                <text:p>4631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861">
                <text:p>4861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303">
                <text:p>5303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35">
                <text:p>3835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243">
                <text:p>3243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053">
                <text:p>3053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5317">
                <text:p>53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